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B0000015DBEEE838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3056in" fo:margin-left="1.3396in" fo:margin-right="1.2799in" table:align="margins"/>
    </style:style>
    <style:style style:name="Table1.A" style:family="table-column">
      <style:table-column-properties style:column-width="1.4063in" style:rel-column-width="21404*"/>
    </style:style>
    <style:style style:name="Table1.B" style:family="table-column">
      <style:table-column-properties style:column-width="2.8993in" style:rel-column-width="44131*"/>
    </style:style>
    <style:style style:name="Table1.A1" style:family="table-cell">
      <style:table-cell-properties fo:padding="0.0382in" fo:border-left="0.0007in solid #c0c0c0" fo:border-right="none" fo:border-top="0.0007in solid #c0c0c0" fo:border-bottom="0.0007in solid #c0c0c0"/>
    </style:style>
    <style:style style:name="Table1.B1" style:family="table-cell">
      <style:table-cell-properties fo:padding="0.0382in" fo:border="0.0007in solid #c0c0c0"/>
    </style:style>
    <style:style style:name="Table1.A2" style:family="table-cell">
      <style:table-cell-properties fo:padding="0.0382in" fo:border-left="0.0007in solid #c0c0c0" fo:border-right="none" fo:border-top="none" fo:border-bottom="0.0007in solid #c0c0c0"/>
    </style:style>
    <style:style style:name="Table1.B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2" style:family="table">
      <style:table-properties style:width="6.3715in" fo:margin-left="0.2979in" fo:margin-right="0.2556in" table:align="margins"/>
    </style:style>
    <style:style style:name="Table2.A" style:family="table-column">
      <style:table-column-properties style:column-width="6.3715in" style:rel-column-width="65535*"/>
    </style:style>
    <style:style style:name="Table2.A1" style:family="table-cell">
      <style:table-cell-properties fo:padding="0.0382in" fo:border="0.0007in solid #c0c0c0"/>
    </style:style>
    <style:style style:name="Table2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8" style:family="table">
      <style:table-properties style:width="6.3715in" fo:margin-left="0.2979in" fo:margin-right="0.2556in" table:align="margins"/>
    </style:style>
    <style:style style:name="Table8.A" style:family="table-column">
      <style:table-column-properties style:column-width="6.3715in" style:rel-column-width="65535*"/>
    </style:style>
    <style:style style:name="Table8.A1" style:family="table-cell">
      <style:table-cell-properties fo:padding="0.0382in" fo:border="0.0007in solid #c0c0c0"/>
    </style:style>
    <style:style style:name="Table8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3" style:family="table">
      <style:table-properties style:width="6.3715in" fo:margin-left="0.2979in" fo:margin-right="0.2556in" table:align="margins"/>
    </style:style>
    <style:style style:name="Table3.A" style:family="table-column">
      <style:table-column-properties style:column-width="6.3715in" style:rel-column-width="65535*"/>
    </style:style>
    <style:style style:name="Table3.A1" style:family="table-cell">
      <style:table-cell-properties fo:padding="0.0382in" fo:border="0.0007in solid #c0c0c0"/>
    </style:style>
    <style:style style:name="Table3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4" style:family="table">
      <style:table-properties style:width="6.3715in" fo:margin-left="0.2979in" fo:margin-right="0.2556in" table:align="margins"/>
    </style:style>
    <style:style style:name="Table4.A" style:family="table-column">
      <style:table-column-properties style:column-width="6.3715in" style:rel-column-width="65535*"/>
    </style:style>
    <style:style style:name="Table4.A1" style:family="table-cell">
      <style:table-cell-properties fo:padding="0.0382in" fo:border="0.0007in solid #c0c0c0"/>
    </style:style>
    <style:style style:name="Table4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5" style:family="table">
      <style:table-properties style:width="6.3715in" fo:margin-left="0.2979in" fo:margin-right="0.2556in" table:align="margins"/>
    </style:style>
    <style:style style:name="Table5.A" style:family="table-column">
      <style:table-column-properties style:column-width="6.3715in" style:rel-column-width="65535*"/>
    </style:style>
    <style:style style:name="Table5.A1" style:family="table-cell">
      <style:table-cell-properties fo:padding="0.0382in" fo:border="0.0007in solid #c0c0c0"/>
    </style:style>
    <style:style style:name="Table5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7" style:family="table">
      <style:table-properties style:width="6.3715in" fo:margin-left="0.2979in" fo:margin-right="0.2556in" table:align="margins"/>
    </style:style>
    <style:style style:name="Table7.A" style:family="table-column">
      <style:table-column-properties style:column-width="1.9535in" style:rel-column-width="20092*"/>
    </style:style>
    <style:style style:name="Table7.B" style:family="table-column">
      <style:table-column-properties style:column-width="4.4181in" style:rel-column-width="45443*"/>
    </style:style>
    <style:style style:name="Table7.A1" style:family="table-cell">
      <style:table-cell-properties fo:padding="0.0382in" fo:border="0.0007in solid #c0c0c0"/>
    </style:style>
    <style:style style:name="Table7.A2" style:family="table-cell">
      <style:table-cell-properties fo:padding="0.0382in" fo:border-left="0.0007in solid #c0c0c0" fo:border-right="none" fo:border-top="none" fo:border-bottom="0.0007in solid #c0c0c0"/>
    </style:style>
    <style:style style:name="Table7.B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7.4" style:family="table-row">
      <style:table-row-properties style:min-row-height="1.2597in"/>
    </style:style>
    <style:style style:name="Table7.B4" style:family="table-cell">
      <style:table-cell-properties style:vertical-align="bottom" fo:padding="0.0382in" fo:border-left="0.0007in solid #c0c0c0" fo:border-right="0.0007in solid #c0c0c0" fo:border-top="none" fo:border-bottom="0.0007in solid #c0c0c0"/>
    </style:style>
    <style:style style:name="P1" style:family="paragraph" style:parent-style-name="Header">
      <style:paragraph-properties fo:text-align="end" style:justify-single-word="false"/>
      <style:text-properties style:font-name="Bitstream Vera Sans" fo:font-size="36pt" fo:font-weight="bold" style:font-size-asian="36pt" style:font-weight-asian="bold" style:font-size-complex="36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666666" style:font-name="Bitstream Vera Serif" fo:font-size="6pt" fo:font-style="italic" style:font-size-asian="6pt" style:font-style-asian="italic" style:font-size-complex="6pt" style:font-style-complex="italic"/>
    </style:style>
    <style:style style:name="P3" style:family="paragraph" style:parent-style-name="Foot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text-properties style:font-name="Bitstream Vera Serif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Bitstream Vera Serif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Bitstream Vera Serif" fo:font-size="8pt" style:font-size-asian="7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Bitstream Vera Serif" fo:font-size="8pt" style:font-size-asian="7pt" style:font-size-complex="8pt"/>
    </style:style>
    <style:style style:name="P8" style:family="paragraph" style:parent-style-name="Table_20_Contents">
      <style:text-properties style:font-name="Bitstream Vera Sans"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color="#666666" style:font-name="Bitstream Vera Serif" fo:font-size="6pt" fo:font-style="italic" style:font-size-asian="6pt" style:font-style-asian="italic" style:font-size-complex="6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666666" style:font-name="Bitstream Vera Serif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12" style:family="paragraph" style:parent-style-name="Table_20_Contents" style:list-style-name="L1">
      <style:text-properties style:font-name="Bitstream Vera Serif" fo:font-size="8pt" style:font-size-asian="7pt" style:font-size-complex="8pt"/>
    </style:style>
    <style:style style:name="P13" style:family="paragraph" style:parent-style-name="Table_20_Contents" style:list-style-name="L2">
      <style:text-properties style:font-name="Bitstream Vera Serif" fo:font-size="8pt" style:font-size-asian="7pt" style:font-size-complex="8pt"/>
    </style:style>
    <style:style style:name="T1" style:family="text">
      <style:text-properties style:font-name="Bitstream Vera Serif"/>
    </style:style>
    <style:style style:name="T2" style:family="text">
      <style:text-properties style:font-name="Bitstream Vera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lient</text:p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Project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Iterasi/Mileston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Change Request ID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Keterangan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Tanggal Pembuatan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Requester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Tanggal Request</text:p>
          </table:table-cell>
          <table:table-cell table:style-name="Table1.B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8">Penjelasan Perubahan</text:p>
              <text:p text:style-name="P10">Penjelasan rinci mengenai perubahan yang akan dilakukan. </text:p>
              <text:p text:style-name="P10">Tuliskan perubahan di user interface, business process, maupun penyimpanan data</text:p>
            </table:table-cell>
          </table:table-row>
        </table:table-header-rows>
        <table:table-row>
          <table:table-cell table:style-name="Table2.A2" office:value-type="string">
            <text:list xml:id="list378923093" text:style-name="L1">
              <text:list-item>
                <text:p text:style-name="P12"/>
              </text:list-item>
            </text:list>
          </table:table-cell>
        </table:table-row>
      </table:table>
      <text:p text:style-name="Standard"/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8">Alasan Perubahan</text:p>
              <text:p text:style-name="P10">Penyebab terjadinya perubahan</text:p>
            </table:table-cell>
          </table:table-row>
        </table:table-header-rows>
        <table:table-row>
          <table:table-cell table:style-name="Table8.A2" office:value-type="string">
            <text:list xml:id="list2096223317" text:continue-list="list378923093" text:style-name="L1">
              <text:list-item text:start-value="1">
                <text:p text:style-name="P12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8">Benefit</text:p>
              <text:p text:style-name="P10">Keuntungan yang didapat bila perubahan dilakukan</text:p>
            </table:table-cell>
          </table:table-row>
        </table:table-header-rows>
        <table:table-row>
          <table:table-cell table:style-name="Table3.A2" office:value-type="string">
            <text:list xml:id="list989229543" text:continue-list="list2096223317" text:style-name="L1">
              <text:list-item text:start-value="1">
                <text:p text:style-name="P12"/>
              </text:list-item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p text:style-name="P8">Dampak</text:p>
              <text:p text:style-name="P10">Dampak yang ditimbulkan terhadap aplikasi yang sedang dibangun</text:p>
            </table:table-cell>
          </table:table-row>
        </table:table-header-rows>
        <table:table-row>
          <table:table-cell table:style-name="Table4.A2" office:value-type="string">
            <text:list xml:id="list160173145" text:continue-list="list989229543" text:style-name="L1">
              <text:list-item text:start-value="1">
                <text:p text:style-name="P12"/>
              </text:list-item>
            </text:list>
          </table:table-cell>
        </table:table-row>
      </table:table>
      <text:p text:style-name="Standard"/>
      <table:table table:name="Table5" table:style-name="Table5">
        <table:table-column table:style-name="Table5.A"/>
        <table:table-header-rows>
          <table:table-row>
            <table:table-cell table:style-name="Table5.A1" office:value-type="string">
              <text:p text:style-name="P8">Estimasi</text:p>
              <text:p text:style-name="P10">Estimasi pengerjaan perubahan</text:p>
            </table:table-cell>
          </table:table-row>
        </table:table-header-rows>
        <table:table-row>
          <table:table-cell table:style-name="Table5.A2" office:value-type="string">
            <text:list xml:id="list100951149" text:continue-list="list160173145" text:style-name="L1">
              <text:list-item text:start-value="1">
                <text:p text:style-name="P12">Effort Perubahan (man days) <text:s/></text:p>
                <text:list>
                  <text:list-item>
                    <text:p text:style-name="P12">Project Plan<text:tab/><text:tab/>: </text:p>
                  </text:list-item>
                  <text:list-item>
                    <text:p text:style-name="P12">Requirement<text:tab/>: </text:p>
                  </text:list-item>
                  <text:list-item>
                    <text:p text:style-name="P12">Source Code<text:tab/><text:tab/>: </text:p>
                  </text:list-item>
                  <text:list-item>
                    <text:p text:style-name="P12">User Manual<text:tab/>: </text:p>
                  </text:list-item>
                  <text:list-item>
                    <text:p text:style-name="P12">Implementasi<text:tab/>: </text:p>
                  </text:list-item>
                </text:list>
              </text:list-item>
              <text:list-item>
                <text:p text:style-name="P12">Durasi (hari kerja) <text:tab/>: </text:p>
              </text:list-item>
              <text:list-item>
                <text:p text:style-name="P12">Biaya (Rp) <text:tab/><text:tab/>: 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header-rows>
          <text:soft-page-break/>
          <table:table-row>
            <table:table-cell table:style-name="Table7.A1" table:number-columns-spanned="2" office:value-type="string">
              <text:p text:style-name="P8">Approval</text:p>
              <text:p text:style-name="P10">Persetujuan project owner</text:p>
            </table:table-cell>
            <table:covered-table-cell/>
          </table:table-row>
        </table:table-header-rows>
        <table:table-row>
          <table:table-cell table:style-name="Table7.A2" office:value-type="string">
            <text:p text:style-name="P9">Keputusan</text:p>
            <text:p text:style-name="P11">Coret <text:s/>yang tidak perlu</text:p>
          </table:table-cell>
          <table:table-cell table:style-name="Table7.B2" office:value-type="string">
            <text:list xml:id="list1068159674" text:style-name="L2">
              <text:list-item>
                <text:p text:style-name="P13">Eksekusi langsung</text:p>
              </text:list-item>
              <text:list-item>
                <text:p text:style-name="P13">Eksekusi pada iterasi ___________</text:p>
              </text:list-item>
              <text:list-item>
                <text:p text:style-name="P13">Eksekusi pada project terpisah</text:p>
              </text:list-item>
              <text:list-item>
                <text:p text:style-name="P13">Tidak dieksekusi</text:p>
              </text:list-item>
            </text:list>
          </table:table-cell>
        </table:table-row>
        <table:table-row>
          <table:table-cell table:style-name="Table7.A2" office:value-type="string">
            <text:p text:style-name="P9">Tanggal</text:p>
          </table:table-cell>
          <table:table-cell table:style-name="Table7.B2" office:value-type="string">
            <text:p text:style-name="P6"/>
          </table:table-cell>
        </table:table-row>
        <table:table-row table:style-name="Table7.4">
          <table:table-cell table:style-name="Table7.A2" office:value-type="string">
            <text:p text:style-name="P9">Client</text:p>
          </table:table-cell>
          <table:table-cell table:style-name="Table7.B4" office:value-type="string">
            <text:p text:style-name="P7"/>
          </table:table-cell>
        </table:table-row>
        <table:table-row table:style-name="Table7.4">
          <table:table-cell table:style-name="Table7.A2" office:value-type="string">
            <text:p text:style-name="P9">ArtiVisi</text:p>
          </table:table-cell>
          <table:table-cell table:style-name="Table7.B4" office:value-type="string">
            <text:p text:style-name="P7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Bitstream Vera Sans" fo:font-size="36pt" fo:font-weight="bold" style:font-size-asian="36pt" style:font-weight-asian="bold" style:font-size-complex="36pt" style:font-weight-complex="bold"/>
    </style:style>
    <style:style style:name="MP2" style:family="paragraph" style:parent-style-name="Header">
      <style:paragraph-properties fo:text-align="end" style:justify-single-word="false"/>
      <style:text-properties fo:color="#666666" style:font-name="Bitstream Vera Serif" fo:font-size="6pt" fo:font-style="italic" style:font-size-asian="6pt" style:font-style-asian="italic" style:font-size-complex="6pt" style:font-style-complex="italic"/>
    </style:style>
    <style:style style:name="MP3" style:family="paragraph" style:parent-style-name="Foot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Bitstream Vera Serif"/>
    </style:style>
    <style:style style:name="MT2" style:family="text">
      <style:text-properties style:font-name="Bitstream Vera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8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8681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0.0043in" svg:y="0.0083in" svg:width="1.8409in" svg:height="0.6516in" draw:z-index="1"><draw:image xlink:href="Pictures/10000201000003DB0000015DBEEE8386.png" xlink:type="simple" xlink:show="embed" xlink:actuate="onLoad"/></draw:frame>Change Request</text:p>
        <text:p text:style-name="MP2">ver 1.1 - 20090330</text:p>
      </style:header>
      <style:footer>
        <text:p text:style-name="MP3"><text:span text:style-name="MT1">halaman</text:span> <text:span text:style-name="MT2"><text:page-number text:select-page="current">2</text:page-number></text:span> <text:span text:style-name="MT1">dari </text:span><text:s/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Endy Muhardin</meta:initial-creator>
    <meta:creation-date>2009-03-30T15:22:56</meta:creation-date>
    <dc:creator>Endy Muhardin</dc:creator>
    <dc:date>2010-04-17T21:39:54</dc:date>
    <meta:editing-cycles>86</meta:editing-cycles>
    <meta:editing-duration>PT02H45M33S</meta:editing-duration>
    <meta:document-statistic meta:table-count="7" meta:image-count="1" meta:object-count="0" meta:page-count="2" meta:paragraph-count="41" meta:word-count="126" meta:character-count="843"/>
    <meta:user-defined meta:name="Info 1"/>
    <meta:user-defined meta:name="Info 2"/>
    <meta:user-defined meta:name="Info 3"/>
    <meta:user-defined meta:name="Info 4"/>
  </office:meta>
</office:document-meta>
</file>